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5.003cm" fo:margin-left="-0.889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0.398cm"/>
    </style:style>
    <style:style style:name="Tabla1.C" style:family="table-column">
      <style:table-column-properties style:column-width="5.001cm"/>
    </style:style>
    <style:style style:name="Tabla1.D" style:family="table-column">
      <style:table-column-properties style:column-width="6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75cm"/>
    </style:style>
    <style:style style:name="Tabla1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25.003cm" fo:margin-left="-0.889cm" table:align="left"/>
    </style:style>
    <style:style style:name="Tabla2.A" style:family="table-column">
      <style:table-column-properties style:column-width="2.805cm"/>
    </style:style>
    <style:style style:name="Tabla2.B" style:family="table-column">
      <style:table-column-properties style:column-width="10.398cm"/>
    </style:style>
    <style:style style:name="Tabla2.C" style:family="table-column">
      <style:table-column-properties style:column-width="5.001cm"/>
    </style:style>
    <style:style style:name="Tabla2.D" style:family="table-column">
      <style:table-column-properties style:column-width="6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25.003cm" fo:margin-left="-0.889cm" table:align="left"/>
    </style:style>
    <style:style style:name="Tabla3.A" style:family="table-column">
      <style:table-column-properties style:column-width="2.805cm"/>
    </style:style>
    <style:style style:name="Tabla3.B" style:family="table-column">
      <style:table-column-properties style:column-width="10.398cm"/>
    </style:style>
    <style:style style:name="Tabla3.C" style:family="table-column">
      <style:table-column-properties style:column-width="5.001cm"/>
    </style:style>
    <style:style style:name="Tabla3.D" style:family="table-column">
      <style:table-column-properties style:column-width="6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3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3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25.003cm" fo:margin-left="-0.889cm" table:align="left"/>
    </style:style>
    <style:style style:name="Tabla4.A" style:family="table-column">
      <style:table-column-properties style:column-width="2.805cm"/>
    </style:style>
    <style:style style:name="Tabla4.B" style:family="table-column">
      <style:table-column-properties style:column-width="10.398cm"/>
    </style:style>
    <style:style style:name="Tabla4.C" style:family="table-column">
      <style:table-column-properties style:column-width="5.001cm"/>
    </style:style>
    <style:style style:name="Tabla4.D" style:family="table-column">
      <style:table-column-properties style:column-width="6.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4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4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25.003cm" fo:margin-left="-0.889cm" table:align="left"/>
    </style:style>
    <style:style style:name="Tabla5.A" style:family="table-column">
      <style:table-column-properties style:column-width="2.805cm"/>
    </style:style>
    <style:style style:name="Tabla5.B" style:family="table-column">
      <style:table-column-properties style:column-width="10.398cm"/>
    </style:style>
    <style:style style:name="Tabla5.C" style:family="table-column">
      <style:table-column-properties style:column-width="5.001cm"/>
    </style:style>
    <style:style style:name="Tabla5.D" style:family="table-column">
      <style:table-column-properties style:column-width="6.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5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5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25.003cm" fo:margin-left="-0.889cm" table:align="left"/>
    </style:style>
    <style:style style:name="Tabla8.A" style:family="table-column">
      <style:table-column-properties style:column-width="2.805cm"/>
    </style:style>
    <style:style style:name="Tabla8.B" style:family="table-column">
      <style:table-column-properties style:column-width="10.398cm"/>
    </style:style>
    <style:style style:name="Tabla8.C" style:family="table-column">
      <style:table-column-properties style:column-width="5.001cm"/>
    </style:style>
    <style:style style:name="Tabla8.D" style:family="table-column">
      <style:table-column-properties style:column-width="6.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8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8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25.003cm" fo:margin-left="-0.889cm" table:align="left"/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10.398cm"/>
    </style:style>
    <style:style style:name="Tabla6.C" style:family="table-column">
      <style:table-column-properties style:column-width="5.001cm"/>
    </style:style>
    <style:style style:name="Tabla6.D" style:family="table-column">
      <style:table-column-properties style:column-width="6.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6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6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25.003cm" fo:margin-left="-0.889cm" table:align="left"/>
    </style:style>
    <style:style style:name="Tabla9.A" style:family="table-column">
      <style:table-column-properties style:column-width="2.805cm"/>
    </style:style>
    <style:style style:name="Tabla9.B" style:family="table-column">
      <style:table-column-properties style:column-width="10.398cm"/>
    </style:style>
    <style:style style:name="Tabla9.C" style:family="table-column">
      <style:table-column-properties style:column-width="5.001cm"/>
    </style:style>
    <style:style style:name="Tabla9.D" style:family="table-column">
      <style:table-column-properties style:column-width="6.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9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9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25.003cm" fo:margin-left="-0.889cm" table:align="left"/>
    </style:style>
    <style:style style:name="Tabla10.A" style:family="table-column">
      <style:table-column-properties style:column-width="2.805cm"/>
    </style:style>
    <style:style style:name="Tabla10.B" style:family="table-column">
      <style:table-column-properties style:column-width="10.398cm"/>
    </style:style>
    <style:style style:name="Tabla10.C" style:family="table-column">
      <style:table-column-properties style:column-width="5.001cm"/>
    </style:style>
    <style:style style:name="Tabla10.D" style:family="table-column">
      <style:table-column-properties style:column-width="6.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C6" style:family="table-cell" style:data-style-name="N107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10.D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D1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D1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D2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23" style:family="table-row">
      <style:table-row-properties style:min-row-height="0.644cm"/>
    </style:style>
    <style:style style:name="Tabla10.D2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D3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D3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D4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D4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D5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25.003cm" fo:margin-left="-0.889cm" table:align="left"/>
    </style:style>
    <style:style style:name="Tabla7.A" style:family="table-column">
      <style:table-column-properties style:column-width="2.805cm"/>
    </style:style>
    <style:style style:name="Tabla7.B" style:family="table-column">
      <style:table-column-properties style:column-width="10.398cm"/>
    </style:style>
    <style:style style:name="Tabla7.C" style:family="table-column">
      <style:table-column-properties style:column-width="5.001cm"/>
    </style:style>
    <style:style style:name="Tabla7.D" style:family="table-column">
      <style:table-column-properties style:column-width="6.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7" style:family="table-row">
      <style:table-row-properties style:min-row-height="0.9cm"/>
    </style:style>
    <style:style style:name="Tabla7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7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7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228d5a" officeooo:paragraph-rsid="000f764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2cd87d" officeooo:paragraph-rsid="0030606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44560a" officeooo:paragraph-rsid="0044560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3392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bb69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416a" officeooo:paragraph-rsid="0013416a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rsid="002cd87d" officeooo:paragraph-rsid="0023e310"/>
    </style:style>
    <style:style style:name="P8" style:family="paragraph" style:parent-style-name="Standard">
      <style:text-properties officeooo:paragraph-rsid="002eb5d1"/>
    </style:style>
    <style:style style:name="P9" style:family="paragraph" style:parent-style-name="Standard">
      <style:text-properties officeooo:paragraph-rsid="003793f6"/>
    </style:style>
    <style:style style:name="P10" style:family="paragraph" style:parent-style-name="Standard">
      <style:text-properties officeooo:paragraph-rsid="0039100c"/>
    </style:style>
    <style:style style:name="P11" style:family="paragraph" style:parent-style-name="Standard">
      <style:text-properties officeooo:paragraph-rsid="003b7438"/>
    </style:style>
    <style:style style:name="P12" style:family="paragraph" style:parent-style-name="Standard">
      <style:text-properties officeooo:paragraph-rsid="0040f6c8"/>
    </style:style>
    <style:style style:name="P13" style:family="paragraph" style:parent-style-name="Standard">
      <style:paragraph-properties fo:text-align="center" style:justify-single-word="false"/>
      <style:text-properties fo:font-size="15pt" fo:font-weight="bold" officeooo:rsid="000f7647" officeooo:paragraph-rsid="000f7647" style:font-size-asian="15pt" style:font-weight-asian="bold" style:font-size-complex="15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0f7647" officeooo:paragraph-rsid="000f7647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0f7647" officeooo:paragraph-rsid="0023e310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0f7647" officeooo:paragraph-rsid="002eb5d1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0f7647" officeooo:paragraph-rsid="0033f349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0f7647" officeooo:paragraph-rsid="0039100c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0f7647" officeooo:paragraph-rsid="003b7438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paragraph-rsid="0023e310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paragraph-rsid="002eb5d1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paragraph-rsid="0033f349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paragraph-rsid="003793f6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paragraph-rsid="0039100c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paragraph-rsid="003b7438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paragraph-rsid="0040f6c8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56078" officeooo:paragraph-rsid="0029ef0d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56078" officeooo:paragraph-rsid="002cd87d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56078" officeooo:paragraph-rsid="003d38af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56078" officeooo:paragraph-rsid="0040f6c8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56078" officeooo:paragraph-rsid="004cf6f4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1b0f3c" officeooo:paragraph-rsid="001b0f3c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1b0f3c" officeooo:paragraph-rsid="0023e310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1b0f3c" officeooo:paragraph-rsid="002eb5d1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1b0f3c" officeooo:paragraph-rsid="0033f349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1b0f3c" officeooo:paragraph-rsid="003793f6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1b0f3c" officeooo:paragraph-rsid="0039100c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1b0f3c" officeooo:paragraph-rsid="003b7438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1b0f3c" officeooo:paragraph-rsid="0040f6c8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23e310" officeooo:paragraph-rsid="0023e310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23e310" officeooo:paragraph-rsid="002eb5d1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23e310" officeooo:paragraph-rsid="0033f349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23e310" officeooo:paragraph-rsid="003793f6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23e310" officeooo:paragraph-rsid="0039100c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23e310" officeooo:paragraph-rsid="003b7438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23e310" officeooo:paragraph-rsid="0040f6c8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2c0136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2cd87d" officeooo:paragraph-rsid="002cd87d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2cd87d" officeooo:paragraph-rsid="002eb5d1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2cd87d" officeooo:paragraph-rsid="0033f349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2cd87d" officeooo:paragraph-rsid="003793f6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2cd87d" officeooo:paragraph-rsid="0039100c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2cd87d" officeooo:paragraph-rsid="003b7438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2cd87d" officeooo:paragraph-rsid="0040f6c8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2eb5d1" officeooo:paragraph-rsid="002eb5d1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2eb5d1" officeooo:paragraph-rsid="0033f349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2eb5d1" officeooo:paragraph-rsid="0039100c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2eb5d1" officeooo:paragraph-rsid="003b7438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2eb5d1" officeooo:paragraph-rsid="0040f6c8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33f349" officeooo:paragraph-rsid="0033f349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33f349" officeooo:paragraph-rsid="0040f6c8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3793f6" officeooo:paragraph-rsid="003793f6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3793f6" officeooo:paragraph-rsid="0040f6c8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3a3987" officeooo:paragraph-rsid="0039100c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3a3987" officeooo:paragraph-rsid="003b7438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3d38af" officeooo:paragraph-rsid="003d38af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3f7805" officeooo:paragraph-rsid="003b7438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style:text-underline-style="none" officeooo:paragraph-rsid="0040f6c8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00f7647" officeooo:paragraph-rsid="000f7647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fo:font-size="14pt" officeooo:rsid="000f7647" officeooo:paragraph-rsid="0023e310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00f7647" officeooo:paragraph-rsid="002eb5d1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0f7647" officeooo:paragraph-rsid="0033f349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0f7647" officeooo:paragraph-rsid="003793f6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0f7647" officeooo:paragraph-rsid="0039100c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rsid="000f7647" officeooo:paragraph-rsid="003b7438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rsid="000f7647" officeooo:paragraph-rsid="0040f6c8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4pt" officeooo:rsid="0013392f" officeooo:paragraph-rsid="0013416a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font-size="14pt" officeooo:rsid="0013392f" officeooo:paragraph-rsid="0023e310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13392f" officeooo:paragraph-rsid="002eb5d1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13392f" officeooo:paragraph-rsid="0033f349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13392f" officeooo:paragraph-rsid="003793f6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13392f" officeooo:paragraph-rsid="0039100c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13392f" officeooo:paragraph-rsid="003b7438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13392f" officeooo:paragraph-rsid="0040f6c8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1bb69a" officeooo:paragraph-rsid="001bb69a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1bb69a" officeooo:paragraph-rsid="0023e310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1bb69a" officeooo:paragraph-rsid="002eb5d1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1bb69a" officeooo:paragraph-rsid="0033f349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1bb69a" officeooo:paragraph-rsid="003793f6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1bb69a" officeooo:paragraph-rsid="0039100c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1bb69a" officeooo:paragraph-rsid="003b7438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1bb69a" officeooo:paragraph-rsid="0040f6c8" style:font-size-asian="14pt" style:font-size-complex="14pt"/>
    </style:style>
    <style:style style:name="P94" style:family="paragraph" style:parent-style-name="Standard">
      <style:text-properties officeooo:paragraph-rsid="0051dab3"/>
    </style:style>
    <style:style style:name="P95" style:family="paragraph" style:parent-style-name="Standard">
      <style:text-properties officeooo:rsid="0052fb15" officeooo:paragraph-rsid="0052fb15"/>
    </style:style>
    <style:style style:name="P96" style:family="paragraph" style:parent-style-name="Standard">
      <style:paragraph-properties fo:text-align="center" style:justify-single-word="false"/>
      <style:text-properties officeooo:rsid="00563a80" officeooo:paragraph-rsid="00563a80"/>
    </style:style>
    <style:style style:name="P97" style:family="paragraph" style:parent-style-name="Standard">
      <style:paragraph-properties fo:text-align="center" style:justify-single-word="false"/>
      <style:text-properties officeooo:rsid="00572406" officeooo:paragraph-rsid="00572406"/>
    </style:style>
    <style:style style:name="P98" style:family="paragraph" style:parent-style-name="Standard">
      <style:text-properties officeooo:rsid="005893a4" officeooo:paragraph-rsid="005893a4"/>
    </style:style>
    <style:style style:name="P99" style:family="paragraph" style:parent-style-name="Standard">
      <style:paragraph-properties fo:text-align="center" style:justify-single-word="false"/>
      <style:text-properties officeooo:rsid="005893a4" officeooo:paragraph-rsid="005893a4"/>
    </style:style>
    <style:style style:name="P100" style:family="paragraph" style:parent-style-name="Standard">
      <style:paragraph-properties fo:text-align="center" style:justify-single-word="false"/>
      <style:text-properties officeooo:paragraph-rsid="0051dab3"/>
    </style:style>
    <style:style style:name="P101" style:family="paragraph" style:parent-style-name="Standard">
      <style:text-properties officeooo:rsid="005ad8c4" officeooo:paragraph-rsid="0040f6c8"/>
    </style:style>
    <style:style style:name="P102" style:family="paragraph" style:parent-style-name="Standard">
      <style:text-properties officeooo:rsid="005ad8c4" officeooo:paragraph-rsid="005ad8c4"/>
    </style:style>
    <style:style style:name="P103" style:family="paragraph" style:parent-style-name="Standard">
      <style:text-properties officeooo:rsid="005ad8c4" officeooo:paragraph-rsid="005dbde0"/>
    </style:style>
    <style:style style:name="P104" style:family="paragraph" style:parent-style-name="Standard">
      <style:text-properties officeooo:paragraph-rsid="005ad8c4"/>
    </style:style>
    <style:style style:name="P105" style:family="paragraph" style:parent-style-name="Standard">
      <style:text-properties officeooo:paragraph-rsid="005dbde0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02eb5d1" officeooo:paragraph-rsid="002eb5d1" style:font-size-asian="10.5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02eb5d1" officeooo:paragraph-rsid="0033f349" style:font-size-asian="10.5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fo:font-size="12pt" officeooo:rsid="002eb5d1" officeooo:paragraph-rsid="0039100c" style:font-size-asian="10.5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rsid="002eb5d1" officeooo:paragraph-rsid="003b7438" style:font-size-asian="10.5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rsid="002eb5d1" officeooo:paragraph-rsid="0040f6c8" style:font-size-asian="10.5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officeooo:rsid="002eb5d1" officeooo:paragraph-rsid="0051dab3" style:font-size-asian="10.5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font-size="12pt" officeooo:rsid="002eb5d1" officeooo:paragraph-rsid="005dbde0" style:font-size-asian="10.5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font-size="12pt" officeooo:paragraph-rsid="0040f6c8" style:font-size-asian="10.5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size="12pt" officeooo:paragraph-rsid="003793f6" style:font-size-asian="10.5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size="12pt" officeooo:paragraph-rsid="0051dab3" style:font-size-asian="10.5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font-size="12pt" officeooo:paragraph-rsid="00563a80" style:font-size-asian="10.5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font-size="12pt" officeooo:paragraph-rsid="005893a4" style:font-size-asian="10.5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fo:font-size="12pt" officeooo:paragraph-rsid="0033f349" style:font-size-asian="10.5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fo:font-size="12pt" officeooo:paragraph-rsid="005dbde0" style:font-size-asian="10.5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fo:font-size="12pt" officeooo:paragraph-rsid="006c634d" style:font-size-asian="10.5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fo:font-size="12pt" officeooo:rsid="002cd87d" officeooo:paragraph-rsid="005dbde0" style:font-size-asian="10.5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font-size="12pt" officeooo:rsid="001b0f3c" officeooo:paragraph-rsid="0051dab3" style:font-size-asian="10.5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font-size="12pt" officeooo:rsid="001b0f3c" officeooo:paragraph-rsid="005dbde0" style:font-size-asian="10.5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fo:font-size="12pt" officeooo:rsid="0023e310" officeooo:paragraph-rsid="0051dab3" style:font-size-asian="10.5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fo:font-size="12pt" officeooo:rsid="0023e310" officeooo:paragraph-rsid="005dbde0" style:font-size-asian="10.5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fo:font-size="12pt" officeooo:rsid="003793f6" officeooo:paragraph-rsid="0051dab3" style:font-size-asian="10.5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fo:font-size="12pt" officeooo:rsid="005ad8c4" officeooo:paragraph-rsid="0033f349" style:font-size-asian="10.5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fo:font-size="12pt" officeooo:rsid="00156078" officeooo:paragraph-rsid="005dbde0" style:font-size-asian="10.5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font-size="12pt" officeooo:rsid="00156078" officeooo:paragraph-rsid="0067f894" style:font-size-asian="10.5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font-size="12pt" officeooo:rsid="0033f349" officeooo:paragraph-rsid="005dbde0" style:font-size-asian="10.5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fo:font-size="12pt" officeooo:rsid="005dbde0" officeooo:paragraph-rsid="005dbde0" style:font-size-asian="10.5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fo:font-size="12pt" officeooo:rsid="0063d77a" officeooo:paragraph-rsid="003793f6" style:font-size-asian="10.5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067f894" officeooo:paragraph-rsid="0040f6c8" style:font-size-asian="10.5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rsid="006a852a" officeooo:paragraph-rsid="006a852a" style:font-size-asian="10.5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rsid="006c634d" officeooo:paragraph-rsid="005d0d04" style:font-size-asian="10.5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rsid="006c634d" officeooo:paragraph-rsid="0051dab3" style:font-size-asian="10.5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style:text-underline-style="none" officeooo:paragraph-rsid="005dbde0" style:font-size-asian="10.5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4pt" officeooo:rsid="000f7647" officeooo:paragraph-rsid="0051dab3" style:font-size-asian="14pt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fo:font-size="14pt" officeooo:rsid="000f7647" officeooo:paragraph-rsid="005dbde0" style:font-size-asian="14pt" style:font-size-complex="14pt"/>
    </style:style>
    <style:style style:name="P141" style:family="paragraph" style:parent-style-name="Table_20_Contents">
      <style:paragraph-properties fo:text-align="center" style:justify-single-word="false"/>
      <style:text-properties fo:font-size="14pt" officeooo:rsid="0013392f" officeooo:paragraph-rsid="0051dab3" style:font-size-asian="14pt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fo:font-size="14pt" officeooo:rsid="0013392f" officeooo:paragraph-rsid="005dbde0" style:font-size-asian="14pt" style:font-size-complex="14pt"/>
    </style:style>
    <style:style style:name="P143" style:family="paragraph" style:parent-style-name="Table_20_Contents">
      <style:paragraph-properties fo:text-align="center" style:justify-single-word="false"/>
      <style:text-properties fo:font-size="14pt" officeooo:rsid="001bb69a" officeooo:paragraph-rsid="0051dab3" style:font-size-asian="14pt" style:font-size-complex="14pt"/>
    </style:style>
    <style:style style:name="P144" style:family="paragraph" style:parent-style-name="Table_20_Contents">
      <style:paragraph-properties fo:text-align="center" style:justify-single-word="false"/>
      <style:text-properties fo:font-size="14pt" officeooo:rsid="001bb69a" officeooo:paragraph-rsid="005dbde0" style:font-size-asian="14pt" style:font-size-complex="14pt"/>
    </style:style>
    <style:style style:name="P145" style:family="paragraph" style:parent-style-name="Table_20_Contents">
      <style:paragraph-properties fo:text-align="center" style:justify-single-word="false"/>
      <style:text-properties fo:font-size="14pt" officeooo:rsid="00563a80" officeooo:paragraph-rsid="00563a80" style:font-size-asian="14pt" style:font-size-complex="14pt"/>
    </style:style>
    <style:style style:name="P146" style:family="paragraph" style:parent-style-name="Heading_20_1">
      <style:paragraph-properties fo:text-align="center" style:justify-single-word="false"/>
      <style:text-properties fo:font-size="12pt" officeooo:rsid="002cd87d" officeooo:paragraph-rsid="0051dab3" style:font-size-asian="10.5pt" style:font-size-complex="12pt"/>
    </style:style>
    <style:style style:name="T1" style:family="text">
      <style:text-properties officeooo:rsid="0012bdc2"/>
    </style:style>
    <style:style style:name="T2" style:family="text">
      <style:text-properties officeooo:rsid="0013392f"/>
    </style:style>
    <style:style style:name="T3" style:family="text">
      <style:text-properties officeooo:rsid="001d38bf"/>
    </style:style>
    <style:style style:name="T4" style:family="text">
      <style:text-properties officeooo:rsid="0023e310"/>
    </style:style>
    <style:style style:name="T5" style:family="text">
      <style:text-properties officeooo:rsid="0027ff50"/>
    </style:style>
    <style:style style:name="T6" style:family="text">
      <style:text-properties officeooo:rsid="002b4c69"/>
    </style:style>
    <style:style style:name="T7" style:family="text">
      <style:text-properties officeooo:rsid="002cd87d"/>
    </style:style>
    <style:style style:name="T8" style:family="text">
      <style:text-properties officeooo:rsid="002eb5d1"/>
    </style:style>
    <style:style style:name="T9" style:family="text">
      <style:text-properties officeooo:rsid="00306067"/>
    </style:style>
    <style:style style:name="T10" style:family="text">
      <style:text-properties officeooo:rsid="00366e5c"/>
    </style:style>
    <style:style style:name="T11" style:family="text">
      <style:text-properties officeooo:rsid="004ff816"/>
    </style:style>
    <style:style style:name="T12" style:family="text">
      <style:text-properties officeooo:rsid="0051dab3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2eb5d1" style:font-size-asian="10.5pt" style:font-size-complex="12pt"/>
    </style:style>
    <style:style style:name="T15" style:family="text">
      <style:text-properties fo:font-size="12pt" officeooo:rsid="0023e310" style:font-size-asian="10.5pt" style:font-size-complex="12pt"/>
    </style:style>
    <style:style style:name="T16" style:family="text">
      <style:text-properties fo:font-size="12pt" officeooo:rsid="00306067" style:font-size-asian="10.5pt" style:font-size-complex="12pt"/>
    </style:style>
    <style:style style:name="T1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cd87d" style:font-size-asian="10.5pt" style:font-weight-asian="normal" style:font-size-complex="12pt" style:font-weight-complex="normal"/>
    </style:style>
    <style:style style:name="T19" style:family="text">
      <style:text-properties officeooo:rsid="0054ea75"/>
    </style:style>
    <style:style style:name="T20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ueba <text:span text:style-name="T6">entonación Data y cluster</text:span></text:p>
      <text:p text:style-name="P3"><text:span text:style-name="T11">T</text:span>ipo de algoritmo de cluster: kmeans o <text:span text:style-name="T7">Agglomerativ</text:span>e (este es el cluster jerarquico)</text:p>
      <text:p text:style-name="P4">Data: la cantidad de <text:span text:style-name="T4">ejemplos usados en el dataset</text:span></text:p>
      <text:p text:style-name="P6">Time: el tiempo que tarda en hacer el fit y el predict de un data frame</text:p>
      <text:p text:style-name="P5"><text:span text:style-name="T11">Silhouette_score</text:span>: <text:span text:style-name="T1">Que tan bien están clasificados los puntos del cluster (-1, 1), </text:span>mientras más cercano a 1 mejor, <text:span text:style-name="T3">el 0 implica que hay superposición de los clusters</text:span></text:p>
      <text:p text:style-name="P5"/>
      <text:p text:style-name="P2">pca <text:span text:style-name="T11">(.x)</text:span> <text:s/><text:span text:style-name="T11">el </text:span>.<text:span text:style-name="T9">x</text:span> lo que quiere decir que scikit-learn elige el número mínimo de componentes principales de manera que se retenga el <text:span text:style-name="T9">x</text:span>% de la varianza.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70"><text:s/><text:span text:style-name="T2">D</text:span>ata</text:p>
          </table:table-cell>
          <table:table-cell table:style-name="Tabla1.A1" office:value-type="string">
            <text:p text:style-name="P70">Mejor estimador encontrado</text:p>
          </table:table-cell>
          <table:table-cell table:style-name="Tabla1.A1" office:value-type="string">
            <text:p text:style-name="P78">Time </text:p>
          </table:table-cell>
          <table:table-cell table:style-name="Tabla1.D1" office:value-type="string">
            <text:p text:style-name="P86"><text:span text:style-name="T5">S</text:span>ilhouette_score</text:p>
          </table:table-cell>
        </table:table-row>
        <table:table-row>
          <table:table-cell table:style-name="Tabla1.A2" table:number-rows-spanned="6" office:value-type="string">
            <text:p text:style-name="P14"/>
            <text:p text:style-name="P49">Kmeans</text:p>
            <text:p text:style-name="P33">2<text:span text:style-name="T10">5</text:span>0</text:p>
            <text:p text:style-name="P41">Data</text:p>
            <text:p text:style-name="P41">Normalizada</text:p>
          </table:table-cell>
          <table:table-cell table:style-name="Tabla1.A2" office:value-type="string">
            <text:p text:style-name="P20">init='k-means++', max_iter=400, n_clusters=9, n_init=10</text:p>
          </table:table-cell>
          <table:table-cell table:style-name="Tabla1.A2" office:value-type="string">
            <text:p text:style-name="P20">547,1544420299979</text:p>
          </table:table-cell>
          <table:table-cell table:style-name="Tabla1.D2" office:value-type="string">
            <text:p text:style-name="P20">0,018319522580172266</text:p>
          </table:table-cell>
        </table:table-row>
        <table:table-row table:style-name="Tabla1.3">
          <table:covered-table-cell/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/>
          </table:table-cell>
          <table:table-cell table:style-name="Tabla1.D2" office:value-type="string">
            <text:p text:style-name="P20"/>
          </table:table-cell>
        </table:table-row>
        <table:table-row>
          <table:covered-table-cell/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/>
          </table:table-cell>
          <table:table-cell table:style-name="Tabla1.D2" office:value-type="string">
            <text:p text:style-name="P20"/>
          </table:table-cell>
        </table:table-row>
        <table:table-row>
          <table:covered-table-cell/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/>
          </table:table-cell>
          <table:table-cell table:style-name="Tabla1.D2" office:value-type="string">
            <text:p text:style-name="P20"/>
          </table:table-cell>
        </table:table-row>
        <table:table-row>
          <table:covered-table-cell/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/>
          </table:table-cell>
          <table:table-cell table:style-name="Tabla1.D2" office:value-type="string">
            <text:p text:style-name="P20"/>
          </table:table-cell>
        </table:table-row>
        <table:table-row>
          <table:covered-table-cell/>
          <table:table-cell table:style-name="Tabla1.B7" office:value-type="string">
            <text:p text:style-name="P29"/>
          </table:table-cell>
          <table:table-cell table:style-name="Tabla1.C7" table:formula="ooow:sum&lt;C2:C6&gt;/5" office:value-type="float" office:value="109.430888406">
            <text:p text:style-name="P48">109,43</text:p>
          </table:table-cell>
          <table:table-cell table:style-name="Tabla1.D7" table:formula="ooow:sum&lt;D2:D6&gt;/5" office:value-type="float" office:value="0.0036639045160344">
            <text:p text:style-name="P48">0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71"><text:s/><text:span text:style-name="T2">D</text:span>ata</text:p>
          </table:table-cell>
          <table:table-cell table:style-name="Tabla2.A1" office:value-type="string">
            <text:p text:style-name="P71">Mejor estimador encontrado</text:p>
          </table:table-cell>
          <table:table-cell table:style-name="Tabla2.A1" office:value-type="string">
            <text:p text:style-name="P79">Time </text:p>
          </table:table-cell>
          <table:table-cell table:style-name="Tabla2.D1" office:value-type="string">
            <text:p text:style-name="P87"><text:span text:style-name="T5">S</text:span>ilhouette_score</text:p>
          </table:table-cell>
        </table:table-row>
        <table:table-row>
          <table:table-cell table:style-name="Tabla2.A2" table:number-rows-spanned="6" office:value-type="string">
            <text:p text:style-name="P15"/>
            <text:p text:style-name="P49">Kmeans</text:p>
            <text:p text:style-name="P34">2<text:span text:style-name="T10">5</text:span>0</text:p>
            <text:p text:style-name="P41">Data</text:p>
            <text:p text:style-name="P41">Escalada</text:p>
            <text:p text:style-name="P34"/>
          </table:table-cell>
          <table:table-cell table:style-name="Tabla2.A2" office:value-type="string">
            <text:p text:style-name="P21"/>
          </table:table-cell>
          <table:table-cell table:style-name="Tabla2.A2" office:value-type="string">
            <text:p text:style-name="P21"/>
          </table:table-cell>
          <table:table-cell table:style-name="Tabla2.D2" office:value-type="string">
            <text:p text:style-name="P21"/>
          </table:table-cell>
        </table:table-row>
        <table:table-row>
          <table:covered-table-cell/>
          <table:table-cell table:style-name="Tabla2.A2" office:value-type="string">
            <text:p text:style-name="P21"/>
          </table:table-cell>
          <table:table-cell table:style-name="Tabla2.A2" office:value-type="string">
            <text:p text:style-name="P21"/>
          </table:table-cell>
          <table:table-cell table:style-name="Tabla2.D2" office:value-type="string">
            <text:p text:style-name="P21"/>
          </table:table-cell>
        </table:table-row>
        <table:table-row>
          <table:covered-table-cell/>
          <table:table-cell table:style-name="Tabla2.A2" office:value-type="string">
            <text:p text:style-name="P21"/>
          </table:table-cell>
          <table:table-cell table:style-name="Tabla2.A2" office:value-type="string">
            <text:p text:style-name="P21"/>
          </table:table-cell>
          <table:table-cell table:style-name="Tabla2.D2" office:value-type="string">
            <text:p text:style-name="P21"/>
          </table:table-cell>
        </table:table-row>
        <table:table-row>
          <table:covered-table-cell/>
          <table:table-cell table:style-name="Tabla2.A2" office:value-type="string">
            <text:p text:style-name="P21"/>
          </table:table-cell>
          <table:table-cell table:style-name="Tabla2.A2" office:value-type="string">
            <text:p text:style-name="P21"/>
          </table:table-cell>
          <table:table-cell table:style-name="Tabla2.D2" office:value-type="string">
            <text:p text:style-name="P21"/>
          </table:table-cell>
        </table:table-row>
        <table:table-row>
          <table:covered-table-cell/>
          <table:table-cell table:style-name="Tabla2.A2" office:value-type="string">
            <text:p text:style-name="P21"/>
          </table:table-cell>
          <table:table-cell table:style-name="Tabla2.A2" office:value-type="string">
            <text:p text:style-name="P21"/>
          </table:table-cell>
          <table:table-cell table:style-name="Tabla2.D2" office:value-type="string">
            <text:p text:style-name="P21"/>
          </table:table-cell>
        </table:table-row>
        <table:table-row>
          <table:covered-table-cell/>
          <table:table-cell table:style-name="Tabla2.B7" office:value-type="string">
            <text:p text:style-name="P28"/>
          </table:table-cell>
          <table:table-cell table:style-name="Tabla2.C7" table:formula="ooow:sum&lt;C2:C6&gt;/5" office:value-type="float" office:value="0">
            <text:p text:style-name="P41">0</text:p>
          </table:table-cell>
          <table:table-cell table:style-name="Tabla2.D7" table:formula="ooow:sum&lt;D2:D6&gt;/5" office:value-type="float" office:value="0">
            <text:p text:style-name="P41">0</text:p>
          </table:table-cell>
        </table:table-row>
      </table:table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72"><text:s/><text:span text:style-name="T2">D</text:span>ata</text:p>
          </table:table-cell>
          <table:table-cell table:style-name="Tabla3.A1" office:value-type="string">
            <text:p text:style-name="P72">Mejor estimador encontrado</text:p>
          </table:table-cell>
          <table:table-cell table:style-name="Tabla3.A1" office:value-type="string">
            <text:p text:style-name="P80">Time </text:p>
          </table:table-cell>
          <table:table-cell table:style-name="Tabla3.D1" office:value-type="string">
            <text:p text:style-name="P88"><text:span text:style-name="T5">S</text:span>ilhouette_score</text:p>
          </table:table-cell>
        </table:table-row>
        <table:table-row>
          <table:table-cell table:style-name="Tabla3.A2" table:number-rows-spanned="6" office:value-type="string">
            <text:p text:style-name="P16"/>
            <text:p text:style-name="P50"><text:soft-page-break/>Kmeans</text:p>
            <text:p text:style-name="P35">2<text:span text:style-name="T10">5</text:span>0</text:p>
            <text:p text:style-name="P42">Data</text:p>
            <text:p text:style-name="P42">Escalada </text:p>
            <text:p text:style-name="P56">+</text:p>
            <text:p text:style-name="P56">PCA <text:span text:style-name="T9">(.95)</text:span></text:p>
          </table:table-cell>
          <table:table-cell table:style-name="Tabla3.A2" office:value-type="string">
            <text:p text:style-name="P22"/>
          </table:table-cell>
          <table:table-cell table:style-name="Tabla3.A2" office:value-type="string">
            <text:p text:style-name="P22"/>
          </table:table-cell>
          <table:table-cell table:style-name="Tabla3.D2" office:value-type="string">
            <text:p text:style-name="P22"/>
          </table:table-cell>
        </table:table-row>
        <table:table-row>
          <table:covered-table-cell/>
          <table:table-cell table:style-name="Tabla3.A2" office:value-type="string">
            <text:p text:style-name="P22"/>
          </table:table-cell>
          <table:table-cell table:style-name="Tabla3.A2" office:value-type="string">
            <text:p text:style-name="P22"/>
          </table:table-cell>
          <table:table-cell table:style-name="Tabla3.D2" office:value-type="string">
            <text:p text:style-name="P22"/>
          </table:table-cell>
        </table:table-row>
        <table:table-row>
          <table:covered-table-cell/>
          <table:table-cell table:style-name="Tabla3.A2" office:value-type="string">
            <text:p text:style-name="P22"/>
          </table:table-cell>
          <table:table-cell table:style-name="Tabla3.A2" office:value-type="string">
            <text:p text:style-name="P22"/>
          </table:table-cell>
          <table:table-cell table:style-name="Tabla3.D2" office:value-type="string">
            <text:p text:style-name="P22"/>
          </table:table-cell>
        </table:table-row>
        <table:table-row>
          <table:covered-table-cell/>
          <table:table-cell table:style-name="Tabla3.A2" office:value-type="string">
            <text:p text:style-name="P22"/>
          </table:table-cell>
          <table:table-cell table:style-name="Tabla3.A2" office:value-type="string">
            <text:p text:style-name="P22"/>
          </table:table-cell>
          <table:table-cell table:style-name="Tabla3.D2" office:value-type="string">
            <text:p text:style-name="P22"/>
          </table:table-cell>
        </table:table-row>
        <table:table-row>
          <table:covered-table-cell/>
          <table:table-cell table:style-name="Tabla3.A2" office:value-type="string">
            <text:p text:style-name="P22"/>
          </table:table-cell>
          <table:table-cell table:style-name="Tabla3.A2" office:value-type="string">
            <text:p text:style-name="P22"/>
          </table:table-cell>
          <table:table-cell table:style-name="Tabla3.D2" office:value-type="string">
            <text:p text:style-name="P22"/>
          </table:table-cell>
        </table:table-row>
        <table:table-row>
          <table:covered-table-cell/>
          <table:table-cell table:style-name="Tabla3.B7" office:value-type="string">
            <text:p text:style-name="P61"/>
          </table:table-cell>
          <table:table-cell table:style-name="Tabla3.C7" table:formula="ooow:sum&lt;C2:C6&gt;/5" office:value-type="float" office:value="0">
            <text:p text:style-name="P56">0</text:p>
          </table:table-cell>
          <table:table-cell table:style-name="Tabla3.D7" table:formula="ooow:sum&lt;D2:D6&gt;/5" office:value-type="float" office:value="0">
            <text:p text:style-name="P56">0</text:p>
          </table:table-cell>
        </table:table-row>
      </table:table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73"><text:s/><text:span text:style-name="T2">D</text:span>ata</text:p>
          </table:table-cell>
          <table:table-cell table:style-name="Tabla4.A1" office:value-type="string">
            <text:p text:style-name="P73">Mejor estimador encontrado</text:p>
          </table:table-cell>
          <table:table-cell table:style-name="Tabla4.A1" office:value-type="string">
            <text:p text:style-name="P81">Time </text:p>
          </table:table-cell>
          <table:table-cell table:style-name="Tabla4.D1" office:value-type="string">
            <text:p text:style-name="P89"><text:span text:style-name="T5">S</text:span>ilhouette_score</text:p>
          </table:table-cell>
        </table:table-row>
        <table:table-row>
          <table:table-cell table:style-name="Tabla4.A2" table:number-rows-spanned="6" office:value-type="string">
            <text:p text:style-name="P17"/>
            <text:p text:style-name="P51">Kmeans</text:p>
            <text:p text:style-name="P36">2<text:span text:style-name="T10">5</text:span>0</text:p>
            <text:p text:style-name="P43">Data</text:p>
            <text:p text:style-name="P43">Escalada </text:p>
            <text:p text:style-name="P57">+</text:p>
            <text:p text:style-name="P57">PCA <text:span text:style-name="T9">(.90)</text:span></text:p>
          </table:table-cell>
          <table:table-cell table:style-name="Tabla4.B6" office:value-type="string">
            <text:p text:style-name="P23"/>
          </table:table-cell>
          <table:table-cell table:style-name="Tabla4.C6" office:value-type="string">
            <text:p text:style-name="P23"/>
          </table:table-cell>
          <table:table-cell table:style-name="Tabla4.D6" office:value-type="string">
            <text:p text:style-name="P23"/>
          </table:table-cell>
        </table:table-row>
        <table:table-row>
          <table:covered-table-cell/>
          <table:table-cell table:style-name="Tabla4.B6" office:value-type="string">
            <text:p text:style-name="P23"/>
          </table:table-cell>
          <table:table-cell table:style-name="Tabla4.C6" office:value-type="string">
            <text:p text:style-name="P23"/>
          </table:table-cell>
          <table:table-cell table:style-name="Tabla4.D6" office:value-type="string">
            <text:p text:style-name="P23"/>
          </table:table-cell>
        </table:table-row>
        <table:table-row>
          <table:covered-table-cell/>
          <table:table-cell table:style-name="Tabla4.B6" office:value-type="string">
            <text:p text:style-name="P23"/>
          </table:table-cell>
          <table:table-cell table:style-name="Tabla4.C6" office:value-type="string">
            <text:p text:style-name="P23"/>
          </table:table-cell>
          <table:table-cell table:style-name="Tabla4.D6" office:value-type="string">
            <text:p text:style-name="P23"/>
          </table:table-cell>
        </table:table-row>
        <table:table-row>
          <table:covered-table-cell/>
          <table:table-cell table:style-name="Tabla4.B6" office:value-type="string">
            <text:p text:style-name="P24"/>
          </table:table-cell>
          <table:table-cell table:style-name="Tabla4.C6" office:value-type="string">
            <text:p text:style-name="P25"/>
          </table:table-cell>
          <table:table-cell table:style-name="Tabla4.D6" office:value-type="string">
            <text:p text:style-name="P24"/>
          </table:table-cell>
        </table:table-row>
        <table:table-row>
          <table:covered-table-cell/>
          <table:table-cell table:style-name="Tabla4.B6" office:value-type="string">
            <text:p text:style-name="P23"/>
          </table:table-cell>
          <table:table-cell table:style-name="Tabla4.C6" office:value-type="string">
            <text:p text:style-name="P23"/>
          </table:table-cell>
          <table:table-cell table:style-name="Tabla4.D6" office:value-type="string">
            <text:p text:style-name="P23"/>
          </table:table-cell>
        </table:table-row>
        <table:table-row>
          <table:covered-table-cell/>
          <table:table-cell table:style-name="Tabla4.B7" office:value-type="string">
            <text:p text:style-name="P30"/>
          </table:table-cell>
          <table:table-cell table:style-name="Tabla4.C7" table:formula="ooow:sum&lt;C2:C6&gt;/5" office:value-type="float" office:value="0">
            <text:p text:style-name="P128">0</text:p>
          </table:table-cell>
          <table:table-cell table:style-name="Tabla4.D7" table:formula="ooow:sum&lt;D2:D6&gt;/5" office:value-type="float" office:value="0">
            <text:p text:style-name="P128">0</text:p>
          </table:table-cell>
        </table:table-row>
      </table:table>
      <text:p text:style-name="P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75"><text:s/><text:span text:style-name="T2">D</text:span>ata</text:p>
          </table:table-cell>
          <table:table-cell table:style-name="Tabla5.A1" office:value-type="string">
            <text:p text:style-name="P75">Mejor estimador encontrado</text:p>
          </table:table-cell>
          <table:table-cell table:style-name="Tabla5.A1" office:value-type="string">
            <text:p text:style-name="P83">Time </text:p>
          </table:table-cell>
          <table:table-cell table:style-name="Tabla5.D1" office:value-type="string">
            <text:p text:style-name="P91"><text:span text:style-name="T5">S</text:span>ilhouette_score</text:p>
          </table:table-cell>
        </table:table-row>
        <table:table-row>
          <table:table-cell table:style-name="Tabla5.A2" table:number-rows-spanned="6" office:value-type="string">
            <text:p text:style-name="P18"/>
            <text:p text:style-name="P53">Kmeans</text:p>
            <text:p text:style-name="P38">2<text:span text:style-name="T10">5</text:span>0</text:p>
            <text:p text:style-name="P45">Data</text:p>
            <text:p text:style-name="P45">Escalada </text:p>
            <text:p text:style-name="P58">+</text:p>
            <text:p text:style-name="P58">PCA <text:span text:style-name="T9">(.85)</text:span>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D2" office:value-type="string">
            <text:p text:style-name="P25"/>
          </table:table-cell>
        </table:table-row>
        <table:table-row>
          <table:covered-table-cell/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D2" office:value-type="string">
            <text:p text:style-name="P25"/>
          </table:table-cell>
        </table:table-row>
        <table:table-row>
          <table:covered-table-cell/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D2" office:value-type="string">
            <text:p text:style-name="P25"/>
          </table:table-cell>
        </table:table-row>
        <table:table-row>
          <table:covered-table-cell/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D2" office:value-type="string">
            <text:p text:style-name="P25"/>
          </table:table-cell>
        </table:table-row>
        <table:table-row>
          <table:covered-table-cell/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/>
          </table:table-cell>
          <table:table-cell table:style-name="Tabla5.D2" office:value-type="string">
            <text:p text:style-name="P25"/>
          </table:table-cell>
        </table:table-row>
        <table:table-row>
          <table:covered-table-cell/>
          <table:table-cell table:style-name="Tabla5.B7" office:value-type="string">
            <text:p text:style-name="P67"/>
          </table:table-cell>
          <table:table-cell table:style-name="Tabla5.C7" table:formula="ooow:sum&lt;C2:C6&gt;/5" office:value-type="float" office:value="0">
            <text:p text:style-name="P65">0</text:p>
          </table:table-cell>
          <table:table-cell table:style-name="Tabla5.D7" table:formula="ooow:sum&lt;D2:D6&gt;/5" office:value-type="float" office:value="0">
            <text:p text:style-name="P65">0</text:p>
          </table:table-cell>
        </table:table-row>
      </table:table>
      <text:p text:style-name="P1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76"><text:s/><text:span text:style-name="T2">D</text:span>ata</text:p>
          </table:table-cell>
          <table:table-cell table:style-name="Tabla8.A1" office:value-type="string">
            <text:p text:style-name="P76">Mejor estimador encontrado</text:p>
          </table:table-cell>
          <table:table-cell table:style-name="Tabla8.A1" office:value-type="string">
            <text:p text:style-name="P84">Time </text:p>
          </table:table-cell>
          <table:table-cell table:style-name="Tabla8.D1" office:value-type="string">
            <text:p text:style-name="P92"><text:span text:style-name="T5">S</text:span>ilhouette_score</text:p>
          </table:table-cell>
        </table:table-row>
        <table:table-row>
          <table:table-cell table:style-name="Tabla8.A2" table:number-rows-spanned="6" office:value-type="string">
            <text:p text:style-name="P19"/>
            <text:p text:style-name="P54">Kmeans</text:p>
            <text:p text:style-name="P39">2<text:span text:style-name="T10">5</text:span>0</text:p>
            <text:p text:style-name="P46"><text:soft-page-break/>Data</text:p>
            <text:p text:style-name="P46">Escalada </text:p>
            <text:p text:style-name="P59">+</text:p>
            <text:p text:style-name="P59">PCA <text:span text:style-name="T9">(.99)</text:span></text:p>
          </table:table-cell>
          <table:table-cell table:style-name="Tabla8.A2" office:value-type="string">
            <text:p text:style-name="P26"/>
          </table:table-cell>
          <table:table-cell table:style-name="Tabla8.A2" office:value-type="string">
            <text:p text:style-name="P26"/>
          </table:table-cell>
          <table:table-cell table:style-name="Tabla8.D2" office:value-type="string">
            <text:p text:style-name="P26"/>
          </table:table-cell>
        </table:table-row>
        <table:table-row>
          <table:covered-table-cell/>
          <table:table-cell table:style-name="Tabla8.A2" office:value-type="string">
            <text:p text:style-name="P26"/>
          </table:table-cell>
          <table:table-cell table:style-name="Tabla8.A2" office:value-type="string">
            <text:p text:style-name="P26"/>
          </table:table-cell>
          <table:table-cell table:style-name="Tabla8.D2" office:value-type="string">
            <text:p text:style-name="P26"/>
          </table:table-cell>
        </table:table-row>
        <table:table-row>
          <table:covered-table-cell/>
          <table:table-cell table:style-name="Tabla8.A2" office:value-type="string">
            <text:p text:style-name="P26"/>
          </table:table-cell>
          <table:table-cell table:style-name="Tabla8.A2" office:value-type="string">
            <text:p text:style-name="P26"/>
          </table:table-cell>
          <table:table-cell table:style-name="Tabla8.D2" office:value-type="string">
            <text:p text:style-name="P26"/>
          </table:table-cell>
        </table:table-row>
        <table:table-row>
          <table:covered-table-cell/>
          <table:table-cell table:style-name="Tabla8.A2" office:value-type="string">
            <text:p text:style-name="P26"/>
          </table:table-cell>
          <table:table-cell table:style-name="Tabla8.A2" office:value-type="string">
            <text:p text:style-name="P26"/>
          </table:table-cell>
          <table:table-cell table:style-name="Tabla8.D2" office:value-type="string">
            <text:p text:style-name="P26"/>
          </table:table-cell>
        </table:table-row>
        <table:table-row>
          <table:covered-table-cell/>
          <table:table-cell table:style-name="Tabla8.A2" office:value-type="string">
            <text:p text:style-name="P26"/>
          </table:table-cell>
          <table:table-cell table:style-name="Tabla8.A2" office:value-type="string">
            <text:p text:style-name="P26"/>
          </table:table-cell>
          <table:table-cell table:style-name="Tabla8.D2" office:value-type="string">
            <text:p text:style-name="P26"/>
          </table:table-cell>
        </table:table-row>
        <table:table-row>
          <table:covered-table-cell/>
          <table:table-cell table:style-name="Tabla8.B7" office:value-type="string">
            <text:p text:style-name="P32"/>
          </table:table-cell>
          <table:table-cell table:style-name="Tabla8.C7" table:formula="ooow:sum&lt;C2:C6&gt;/5" office:value-type="float" office:value="0">
            <text:p text:style-name="P66">0</text:p>
          </table:table-cell>
          <table:table-cell table:style-name="Tabla8.D7" table:formula="ooow:sum&lt;D2:D6&gt;/5" office:value-type="float" office:value="0">
            <text:p text:style-name="P68">0</text:p>
          </table:table-cell>
        </table:table-row>
      </table:table>
      <text:p text:style-name="P1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74"><text:s/><text:span text:style-name="T2">D</text:span>ata</text:p>
          </table:table-cell>
          <table:table-cell table:style-name="Tabla6.A1" office:value-type="string">
            <text:p text:style-name="P74">Mejor estimador encontrado</text:p>
          </table:table-cell>
          <table:table-cell table:style-name="Tabla6.A1" office:value-type="string">
            <text:p text:style-name="P82">Time </text:p>
          </table:table-cell>
          <table:table-cell table:style-name="Tabla6.D1" office:value-type="string">
            <text:p text:style-name="P90"><text:span text:style-name="T5">S</text:span>ilhouette_score</text:p>
          </table:table-cell>
        </table:table-row>
        <table:table-row>
          <table:table-cell table:style-name="Tabla6.A2" table:number-rows-spanned="6" office:value-type="string">
            <text:p text:style-name="P52"/>
            <text:p text:style-name="P52">Kmeans</text:p>
            <text:p text:style-name="P37">2<text:span text:style-name="T10">5</text:span>0</text:p>
            <text:p text:style-name="P44">Data</text:p>
            <text:p text:style-name="P44">Normalizada</text:p>
            <text:p text:style-name="P63">+</text:p>
            <text:p text:style-name="P44">Escalada </text:p>
          </table:table-cell>
          <table:table-cell table:style-name="Tabla6.A2" office:value-type="string">
            <text:p text:style-name="P24">init='k-means++', max_iter=250, n_clusters=11, n_init=10</text:p>
          </table:table-cell>
          <table:table-cell table:style-name="Tabla6.A2" office:value-type="string">
            <text:p text:style-name="P24">569,8061614109974</text:p>
          </table:table-cell>
          <table:table-cell table:style-name="Tabla6.D2" office:value-type="string">
            <text:p text:style-name="P24">0,023676931569367305</text:p>
          </table:table-cell>
        </table:table-row>
        <table:table-row>
          <table:covered-table-cell/>
          <table:table-cell table:style-name="Tabla6.A2" office:value-type="string">
            <text:p text:style-name="P24">init='k-means++', max_iter=550, n_clusters=11, n_init=13</text:p>
          </table:table-cell>
          <table:table-cell table:style-name="Tabla6.A2" office:value-type="string">
            <text:p text:style-name="P24">689,2466102819999</text:p>
          </table:table-cell>
          <table:table-cell table:style-name="Tabla6.D2" office:value-type="string">
            <text:p text:style-name="P24">0,02079896281380919</text:p>
          </table:table-cell>
        </table:table-row>
        <table:table-row>
          <table:covered-table-cell/>
          <table:table-cell table:style-name="Tabla6.A2" office:value-type="string">
            <text:p text:style-name="P24">init='random', max_iter=300, n_clusters=11, n_init=14</text:p>
          </table:table-cell>
          <table:table-cell table:style-name="Tabla6.A2" office:value-type="string">
            <text:p text:style-name="P24">803,5622455049997</text:p>
          </table:table-cell>
          <table:table-cell table:style-name="Tabla6.D2" office:value-type="string">
            <text:p text:style-name="P24">0,022646272101789593</text:p>
          </table:table-cell>
        </table:table-row>
        <table:table-row>
          <table:covered-table-cell/>
          <table:table-cell table:style-name="Tabla6.A2" office:value-type="string">
            <text:p text:style-name="P24">init='k-means++', max_iter=450, n_clusters=10, n_init=10</text:p>
          </table:table-cell>
          <table:table-cell table:style-name="Tabla6.A2" office:value-type="string">
            <text:p text:style-name="P25">739,5946551890011</text:p>
          </table:table-cell>
          <table:table-cell table:style-name="Tabla6.D2" office:value-type="string">
            <text:p text:style-name="P24">0,021476381332591703</text:p>
          </table:table-cell>
        </table:table-row>
        <table:table-row>
          <table:covered-table-cell/>
          <table:table-cell table:style-name="Tabla6.A2" office:value-type="string">
            <text:p text:style-name="P24">init='k-means++', max_iter=550, n_clusters=11, n_init=11</text:p>
          </table:table-cell>
          <table:table-cell table:style-name="Tabla6.A2" office:value-type="string">
            <text:p text:style-name="P24">670,6463354810003</text:p>
          </table:table-cell>
          <table:table-cell table:style-name="Tabla6.D2" office:value-type="string">
            <text:p text:style-name="P24">0,02345719760944446</text:p>
          </table:table-cell>
        </table:table-row>
        <table:table-row>
          <table:covered-table-cell/>
          <table:table-cell table:style-name="Tabla6.B7" office:value-type="string">
            <text:p text:style-name="P130">init='k-means++', <text:s/>n_clusters=11</text:p>
          </table:table-cell>
          <table:table-cell table:style-name="Tabla6.C7" table:formula="ooow:sum&lt;C2:C6&gt;/5" office:value-type="float" office:value="694.5712015736">
            <text:p text:style-name="P133">694,57120</text:p>
          </table:table-cell>
          <table:table-cell table:style-name="Tabla6.D7" table:formula="ooow:sum&lt;D2:D6&gt;/5" office:value-type="float" office:value="0.0224111490854006">
            <text:p text:style-name="P133">0,02241</text:p>
          </table:table-cell>
        </table:table-row>
      </table:table>
      <text:p text:style-name="P9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77"><text:s/><text:span text:style-name="T2">D</text:span>ata</text:p>
          </table:table-cell>
          <table:table-cell table:style-name="Tabla9.A1" office:value-type="string">
            <text:p text:style-name="P77">Mejor estimador encontrado</text:p>
          </table:table-cell>
          <table:table-cell table:style-name="Tabla9.A1" office:value-type="string">
            <text:p text:style-name="P85">Time </text:p>
          </table:table-cell>
          <table:table-cell table:style-name="Tabla9.D1" office:value-type="string">
            <text:p text:style-name="P93"><text:span text:style-name="T5">S</text:span>ilhouette_score</text:p>
          </table:table-cell>
        </table:table-row>
        <table:table-row>
          <table:table-cell table:style-name="Tabla9.A2" table:number-rows-spanned="6" office:value-type="string">
            <text:p text:style-name="P55">Kmeans</text:p>
            <text:p text:style-name="P40">2<text:span text:style-name="T10">5</text:span>0</text:p>
            <text:p text:style-name="P47">Data</text:p>
            <text:p text:style-name="P47">Normalizada</text:p>
            <text:p text:style-name="P64">+</text:p>
            <text:p text:style-name="P47">Escalada</text:p>
            <text:p text:style-name="P60">+</text:p>
            <text:p text:style-name="P60">PCA <text:span text:style-name="T9">(.9)</text:span></text:p>
          </table:table-cell>
          <table:table-cell table:style-name="Tabla9.A2" office:value-type="string">
            <text:p text:style-name="P27">init='random', max_iter=500, n_clusters=11, n_init=15</text:p>
          </table:table-cell>
          <table:table-cell table:style-name="Tabla9.A2" office:value-type="string">
            <text:p text:style-name="P27">738,1024088589984</text:p>
          </table:table-cell>
          <table:table-cell table:style-name="Tabla9.D2" office:value-type="string">
            <text:p text:style-name="P27">0,02984338270931586</text:p>
          </table:table-cell>
        </table:table-row>
        <table:table-row>
          <table:covered-table-cell/>
          <table:table-cell table:style-name="Tabla9.A2" office:value-type="string">
            <text:p text:style-name="P27"><text:s/>init='k-means++', max_iter=450, n_clusters=11, n_init=10</text:p>
          </table:table-cell>
          <table:table-cell table:style-name="Tabla9.A2" office:value-type="string">
            <text:p text:style-name="P27">587,2376318610004</text:p>
          </table:table-cell>
          <table:table-cell table:style-name="Tabla9.D2" office:value-type="string">
            <text:p text:style-name="P27">0,027211946685515343</text:p>
          </table:table-cell>
        </table:table-row>
        <table:table-row>
          <table:covered-table-cell/>
          <table:table-cell table:style-name="Tabla9.A2" office:value-type="string">
            <text:p text:style-name="P27">init='random', max_iter=500, n_clusters=11, n_init=15</text:p>
          </table:table-cell>
          <table:table-cell table:style-name="Tabla9.A2" office:value-type="string">
            <text:p text:style-name="P27">648,6363833180003</text:p>
          </table:table-cell>
          <table:table-cell table:style-name="Tabla9.D2" office:value-type="string">
            <text:p text:style-name="P69">0,0328313565614486</text:p>
          </table:table-cell>
        </table:table-row>
        <table:table-row>
          <table:covered-table-cell/>
          <table:table-cell table:style-name="Tabla9.A2" office:value-type="string">
            <text:p text:style-name="P27">init='k-means++', max_iter=400, n_clusters=11, n_init=13</text:p>
          </table:table-cell>
          <table:table-cell table:style-name="Tabla9.A2" office:value-type="string">
            <text:p text:style-name="P27">705,091969598001</text:p>
          </table:table-cell>
          <table:table-cell table:style-name="Tabla9.D2" office:value-type="string">
            <text:p text:style-name="P27"><text:s/>0,030669550678514363</text:p>
          </table:table-cell>
        </table:table-row>
        <table:table-row>
          <table:covered-table-cell/>
          <table:table-cell table:style-name="Tabla9.A2" office:value-type="string">
            <text:p text:style-name="P27">init='random', max_iter=500, n_clusters=11, n_init=10</text:p>
          </table:table-cell>
          <table:table-cell table:style-name="Tabla9.A2" office:value-type="string">
            <text:p text:style-name="P27">682,6792289109981</text:p>
          </table:table-cell>
          <table:table-cell table:style-name="Tabla9.D2" office:value-type="string">
            <text:p text:style-name="P27">0,026815754986845127</text:p>
          </table:table-cell>
        </table:table-row>
        <table:table-row>
          <table:covered-table-cell/>
          <table:table-cell table:style-name="Tabla9.B7" office:value-type="string">
            <text:p text:style-name="P31"/>
          </table:table-cell>
          <table:table-cell table:style-name="Tabla9.C7" table:formula="ooow:sum&lt;C2:C6&gt;/5" office:value-type="float" office:value="672.349524509399">
            <text:p text:style-name="P134">672,34952</text:p>
          </table:table-cell>
          <table:table-cell table:style-name="Tabla9.D7" table:formula="ooow:sum&lt;D2:D6&gt;/5" office:value-type="float" office:value="0.0294743983243278">
            <text:p text:style-name="P62">0,02947</text:p>
          </table:table-cell>
        </table:table-row>
      </table:table>
      <text:p text:style-name="P10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40"><text:s/><text:span text:style-name="T2">D</text:span>ata</text:p>
          </table:table-cell>
          <table:table-cell table:style-name="Tabla7.A1" office:value-type="string">
            <text:p text:style-name="P140">Mejor estimador encontrado</text:p>
          </table:table-cell>
          <table:table-cell table:style-name="Tabla7.A1" office:value-type="string">
            <text:p text:style-name="P142">Time </text:p>
          </table:table-cell>
          <table:table-cell table:style-name="Tabla7.D1" office:value-type="string">
            <text:p text:style-name="P144"><text:span text:style-name="T5">S</text:span>ilhouette_score</text:p>
          </table:table-cell>
        </table:table-row>
        <table:table-row>
          <table:table-cell table:style-name="Tabla7.A2" table:number-rows-spanned="6" office:value-type="string">
            <text:p text:style-name="P122">Kmeans</text:p>
            <text:p text:style-name="P124">2<text:span text:style-name="T10">5</text:span>0</text:p>
            <text:p text:style-name="P126">Data</text:p>
            <text:p text:style-name="P126">Escalada</text:p>
            <text:p text:style-name="P132">+</text:p>
            <text:p text:style-name="P132"><text:span text:style-name="T4">Normalizad</text:span></text:p>
            <text:p text:style-name="P132"><text:soft-page-break/><text:span text:style-name="T4">+</text:span></text:p>
            <text:p text:style-name="P112">PCA <text:span text:style-name="T9">(.90)</text:span></text:p>
          </table:table-cell>
          <table:table-cell table:style-name="Tabla7.A2" office:value-type="string">
            <text:p text:style-name="P120"/>
          </table:table-cell>
          <table:table-cell table:style-name="Tabla7.A2" office:value-type="string">
            <text:p text:style-name="P120"/>
          </table:table-cell>
          <table:table-cell table:style-name="Tabla7.D2" office:value-type="string">
            <text:p text:style-name="P120"/>
          </table:table-cell>
        </table:table-row>
        <table:table-row>
          <table:covered-table-cell/>
          <table:table-cell table:style-name="Tabla7.A2" office:value-type="string">
            <text:p text:style-name="P120"/>
          </table:table-cell>
          <table:table-cell table:style-name="Tabla7.A2" office:value-type="string">
            <text:p text:style-name="P120"/>
          </table:table-cell>
          <table:table-cell table:style-name="Tabla7.D2" office:value-type="string">
            <text:p text:style-name="P120"/>
          </table:table-cell>
        </table:table-row>
        <table:table-row>
          <table:covered-table-cell/>
          <table:table-cell table:style-name="Tabla7.A2" office:value-type="string">
            <text:p text:style-name="P120"/>
          </table:table-cell>
          <table:table-cell table:style-name="Tabla7.A2" office:value-type="string">
            <text:p text:style-name="P120"/>
          </table:table-cell>
          <table:table-cell table:style-name="Tabla7.D2" office:value-type="string">
            <text:p text:style-name="P138"/>
          </table:table-cell>
        </table:table-row>
        <table:table-row>
          <table:covered-table-cell/>
          <table:table-cell table:style-name="Tabla7.A2" office:value-type="string">
            <text:p text:style-name="P120"/>
          </table:table-cell>
          <table:table-cell table:style-name="Tabla7.A2" office:value-type="string">
            <text:p text:style-name="P120"/>
          </table:table-cell>
          <table:table-cell table:style-name="Tabla7.D2" office:value-type="string">
            <text:p text:style-name="P120"/>
          </table:table-cell>
        </table:table-row>
        <table:table-row>
          <table:covered-table-cell/>
          <table:table-cell table:style-name="Tabla7.A2" office:value-type="string">
            <text:p text:style-name="P120"/>
          </table:table-cell>
          <table:table-cell table:style-name="Tabla7.A2" office:value-type="string">
            <text:p text:style-name="P120"/>
          </table:table-cell>
          <table:table-cell table:style-name="Tabla7.D2" office:value-type="string">
            <text:p text:style-name="P120"/>
          </table:table-cell>
        </table:table-row>
        <table:table-row table:style-name="Tabla7.7">
          <table:covered-table-cell/>
          <table:table-cell table:style-name="Tabla7.B7" office:value-type="string">
            <text:p text:style-name="P129"/>
          </table:table-cell>
          <table:table-cell table:style-name="Tabla7.C7" office:value-type="float" office:value="0">
            <text:p text:style-name="P131">0</text:p>
          </table:table-cell>
          <table:table-cell table:style-name="Tabla7.D7" table:formula="ooow:sum&lt;D2:D6&gt;/5" office:value-type="float" office:value="0">
            <text:p text:style-name="P131">0</text:p>
          </table:table-cell>
        </table:table-row>
      </table:table>
      <text:p text:style-name="P103"/>
      <text:p text:style-name="P102"/>
      <text:p text:style-name="P102">Del mejor preprocesamiento de la data: <text:span text:style-name="T15">Escalada </text:span><text:span text:style-name="T14">+PCA </text:span><text:span text:style-name="T16">(.90) </text:span><text:span text:style-name="T13">obtuvimos estas graficas, cada color representa un cluster</text:span></text:p>
      <text:p text:style-name="P104"/>
      <text:p text:style-name="P12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139"><text:s/><text:span text:style-name="T2">D</text:span>ata</text:p>
          </table:table-cell>
          <table:table-cell table:style-name="Tabla10.A1" office:value-type="string">
            <text:p text:style-name="P145">Numero de clusters</text:p>
          </table:table-cell>
          <table:table-cell table:style-name="Tabla10.A1" office:value-type="string">
            <text:p text:style-name="P141">Time </text:p>
          </table:table-cell>
          <table:table-cell table:style-name="Tabla10.D1" office:value-type="string">
            <text:p text:style-name="P143"><text:span text:style-name="T5">S</text:span>ilhouette_score</text:p>
          </table:table-cell>
        </table:table-row>
        <table:table-row>
          <table:table-cell table:style-name="Tabla10.A2" table:number-rows-spanned="50" office:value-type="string">
            <text:h text:style-name="P146" text:outline-level="1"><text:span text:style-name="T20"/></text:h>
            <text:h text:style-name="P146" text:outline-level="1"><text:span text:style-name="T20"/></text:h>
            <text:h text:style-name="P146" text:outline-level="1"><text:span text:style-name="T20"/></text:h>
            <text:h text:style-name="P146" text:outline-level="1"><text:span text:style-name="T20"/></text:h>
            <text:h text:style-name="P146" text:outline-level="1"><text:span text:style-name="T20"/></text:h>
            <text:h text:style-name="P146" text:outline-level="1"><text:span text:style-name="T20">Agglomerative</text:span></text:h>
            <text:p text:style-name="P123">2<text:span text:style-name="T10">5</text:span>0</text:p>
            <text:p text:style-name="P125">Data</text:p>
            <text:p text:style-name="P125"><text:span text:style-name="T12">Normalizada</text:span> </text:p>
            <text:p text:style-name="P127">+</text:p>
            <text:p text:style-name="P125">Escalada</text:p>
            <text:p text:style-name="P111">+</text:p>
            <text:p text:style-name="P125"><text:span text:style-name="T8">PCA (.90)</text:span> </text:p>
          </table:table-cell>
          <table:table-cell table:style-name="Tabla10.A2" table:number-rows-spanned="5" office:value-type="string">
            <text:p text:style-name="P117"/>
            <text:p text:style-name="P117"/>
            <text:p text:style-name="P117"/>
            <text:p text:style-name="P117">2</text:p>
          </table:table-cell>
          <table:table-cell table:style-name="Tabla10.A2" office:value-type="string">
            <text:p text:style-name="P116">0,015059342000313336</text:p>
          </table:table-cell>
          <table:table-cell table:style-name="Tabla10.D2" table:number-rows-spanned="4" office:value-type="string">
            <text:p text:style-name="P116"/>
            <text:p text:style-name="P116"/>
            <text:p text:style-name="P116">0.03790382348597543</text:p>
          </table:table-cell>
        </table:table-row>
        <table:table-row>
          <table:covered-table-cell/>
          <table:covered-table-cell/>
          <table:table-cell table:style-name="Tabla10.A2" office:value-type="string">
            <text:p text:style-name="P116">0,008768196999881184</text:p>
          </table:table-cell>
          <table:covered-table-cell/>
        </table:table-row>
        <table:table-row>
          <table:covered-table-cell/>
          <table:covered-table-cell/>
          <table:table-cell table:style-name="Tabla10.A2" office:value-type="string">
            <text:p text:style-name="P116">0,005408420998719521</text:p>
          </table:table-cell>
          <table:covered-table-cell/>
        </table:table-row>
        <table:table-row>
          <table:covered-table-cell/>
          <table:covered-table-cell/>
          <table:table-cell table:style-name="Tabla10.A2" office:value-type="string">
            <text:p text:style-name="P116">0,008449356999335578</text:p>
          </table:table-cell>
          <table:covered-table-cell/>
        </table:table-row>
        <table:table-row>
          <table:covered-table-cell/>
          <table:covered-table-cell/>
          <table:table-cell table:style-name="Tabla10.C6" table:formula="ooow:sum&lt;C2:C5&gt;/4" office:value-type="float" office:value="0.0094213292495625">
            <text:p text:style-name="P136">0,00942</text:p>
          </table:table-cell>
          <table:table-cell table:style-name="Tabla10.D6" office:value-type="string">
            <text:p text:style-name="P121"/>
          </table:table-cell>
        </table:table-row>
        <table:table-row>
          <table:covered-table-cell/>
          <table:table-cell table:style-name="Tabla10.A2" table:number-rows-spanned="5" office:value-type="string">
            <text:p text:style-name="P116"/>
            <text:p text:style-name="P116"/>
            <text:p text:style-name="P116"><text:span text:style-name="T19">3</text:span></text:p>
          </table:table-cell>
          <table:table-cell table:style-name="Tabla10.A2" office:value-type="string">
            <text:p text:style-name="P116">0,008154453000315698</text:p>
          </table:table-cell>
          <table:table-cell table:style-name="Tabla10.D2" table:number-rows-spanned="4" office:value-type="string">
            <text:p text:style-name="P116"/>
            <text:p text:style-name="P116"/>
            <text:p text:style-name="P116"><text:s/>0.0385822824313656</text:p>
          </table:table-cell>
        </table:table-row>
        <table:table-row>
          <table:covered-table-cell/>
          <table:covered-table-cell/>
          <table:table-cell table:style-name="Tabla10.A2" office:value-type="string">
            <text:p text:style-name="P116">0,016518127999006538</text:p>
          </table:table-cell>
          <table:covered-table-cell/>
        </table:table-row>
        <table:table-row>
          <table:covered-table-cell/>
          <table:covered-table-cell/>
          <table:table-cell table:style-name="Tabla10.A2" office:value-type="string">
            <text:p text:style-name="P116">0,00843736800015904</text:p>
          </table:table-cell>
          <table:covered-table-cell/>
        </table:table-row>
        <table:table-row>
          <table:covered-table-cell/>
          <table:covered-table-cell/>
          <table:table-cell table:style-name="Tabla10.A2" office:value-type="string">
            <text:p text:style-name="P116">0,008126136999635492</text:p>
          </table:table-cell>
          <table:covered-table-cell/>
        </table:table-row>
        <table:table-row>
          <table:covered-table-cell/>
          <table:covered-table-cell/>
          <table:table-cell table:style-name="Tabla10.C6" table:formula="ooow:sum&lt;C7:C10&gt;/4" office:value-type="float" office:value="0.0103090214997795">
            <text:p text:style-name="P137">0,01031</text:p>
          </table:table-cell>
          <table:table-cell table:style-name="Tabla10.D11" office:value-type="string">
            <text:p text:style-name="P121"/>
          </table:table-cell>
        </table:table-row>
        <table:table-row>
          <table:covered-table-cell/>
          <table:table-cell table:style-name="Tabla10.A2" table:number-rows-spanned="5" office:value-type="string">
            <text:p text:style-name="P96"/>
            <text:p text:style-name="P96"/>
            <text:p text:style-name="P96"/>
            <text:p text:style-name="P96">4</text:p>
          </table:table-cell>
          <table:table-cell table:style-name="Tabla10.A2" office:value-type="string">
            <text:p text:style-name="P116">0,007996945998456795</text:p>
          </table:table-cell>
          <table:table-cell table:style-name="Tabla10.D2" table:number-rows-spanned="4" office:value-type="string">
            <text:p text:style-name="P116"/>
            <text:p text:style-name="P116"/>
            <text:p text:style-name="P116">0.030478067536646728</text:p>
          </table:table-cell>
        </table:table-row>
        <table:table-row>
          <table:covered-table-cell/>
          <table:covered-table-cell/>
          <table:table-cell table:style-name="Tabla10.A2" office:value-type="string">
            <text:p text:style-name="P116"><text:s/>0,00831076200120151</text:p>
          </table:table-cell>
          <table:covered-table-cell/>
        </table:table-row>
        <table:table-row>
          <table:covered-table-cell/>
          <table:covered-table-cell/>
          <table:table-cell table:style-name="Tabla10.A2" office:value-type="string">
            <text:p text:style-name="P116">0,008142851002048701</text:p>
          </table:table-cell>
          <table:covered-table-cell/>
        </table:table-row>
        <table:table-row>
          <table:covered-table-cell/>
          <table:covered-table-cell/>
          <table:table-cell table:style-name="Tabla10.A2" office:value-type="string">
            <text:p text:style-name="P116">0,008059488998696906</text:p>
          </table:table-cell>
          <table:covered-table-cell/>
        </table:table-row>
        <table:table-row>
          <table:covered-table-cell/>
          <table:covered-table-cell/>
          <table:table-cell table:style-name="Tabla10.C6" table:formula="ooow:sum&lt;C12:C15&gt;/4" office:value-type="float" office:value="0.00812751200010125">
            <text:p text:style-name="P137">0,00813</text:p>
          </table:table-cell>
          <table:table-cell table:style-name="Tabla10.D16" office:value-type="string">
            <text:p text:style-name="P121"/>
          </table:table-cell>
        </table:table-row>
        <table:table-row>
          <table:covered-table-cell/>
          <table:table-cell table:style-name="Tabla10.A2" table:number-rows-spanned="5" office:value-type="string">
            <text:p text:style-name="P96"/>
            <text:p text:style-name="P96"/>
            <text:p text:style-name="P96">5</text:p>
          </table:table-cell>
          <table:table-cell table:style-name="Tabla10.A2" office:value-type="string">
            <text:p text:style-name="P116">0,008050615000684047</text:p>
          </table:table-cell>
          <table:table-cell table:style-name="Tabla10.D2" table:number-rows-spanned="4" office:value-type="string">
            <text:p text:style-name="P116"/>
            <text:p text:style-name="P116"/>
            <text:p text:style-name="P116">0.024352230486203334</text:p>
          </table:table-cell>
        </table:table-row>
        <table:table-row>
          <table:covered-table-cell/>
          <table:covered-table-cell/>
          <table:table-cell table:style-name="Tabla10.A2" office:value-type="string">
            <text:p text:style-name="P116">0,03201150200038683</text:p>
          </table:table-cell>
          <table:covered-table-cell/>
        </table:table-row>
        <table:table-row>
          <table:covered-table-cell/>
          <table:covered-table-cell/>
          <table:table-cell table:style-name="Tabla10.A2" office:value-type="string">
            <text:p text:style-name="P116">0,00982414899772266</text:p>
          </table:table-cell>
          <table:covered-table-cell/>
        </table:table-row>
        <table:table-row>
          <table:covered-table-cell/>
          <table:covered-table-cell/>
          <table:table-cell table:style-name="Tabla10.A2" office:value-type="string">
            <text:p text:style-name="P116">0,008205041001929203</text:p>
          </table:table-cell>
          <table:covered-table-cell/>
        </table:table-row>
        <table:table-row>
          <table:covered-table-cell/>
          <table:covered-table-cell/>
          <table:table-cell table:style-name="Tabla10.C6" table:formula="ooow:sum&lt;C17:C20&gt;/4" office:value-type="float" office:value="0.0145228267501808">
            <text:p text:style-name="P136">0,01452</text:p>
          </table:table-cell>
          <table:table-cell table:style-name="Tabla10.D21" office:value-type="string">
            <text:p text:style-name="P118"/>
          </table:table-cell>
        </table:table-row>
        <table:table-row>
          <table:covered-table-cell/>
          <table:table-cell table:style-name="Tabla10.A2" table:number-rows-spanned="5" office:value-type="string">
            <text:p text:style-name="P97"/>
            <text:p text:style-name="P97"/>
            <text:p text:style-name="P97">6</text:p>
          </table:table-cell>
          <table:table-cell table:style-name="Tabla10.A2" office:value-type="string">
            <text:p text:style-name="P116">0,011449183999502566</text:p>
          </table:table-cell>
          <table:table-cell table:style-name="Tabla10.D2" table:number-rows-spanned="4" office:value-type="string">
            <text:p text:style-name="P116"/>
            <text:p text:style-name="P116"/>
            <text:p text:style-name="P116">0.02395265781713373</text:p>
          </table:table-cell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0,009852423001575517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0,007833420000679325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0,008766879000177141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C6" table:formula="ooow:sum&lt;C22:C25&gt;/4" office:value-type="float" office:value="0.00947547650048375">
            <text:p text:style-name="P137">0,00948</text:p>
          </table:table-cell>
          <table:table-cell table:style-name="Tabla10.D26" office:value-type="string">
            <text:p text:style-name="P118"/>
          </table:table-cell>
        </table:table-row>
        <table:table-row table:style-name="Tabla10.23">
          <table:covered-table-cell/>
          <table:table-cell table:style-name="Tabla10.A2" table:number-rows-spanned="5" office:value-type="string">
            <text:p text:style-name="P97"/>
            <text:p text:style-name="P97"/>
            <text:p text:style-name="P97">7</text:p>
          </table:table-cell>
          <table:table-cell table:style-name="Tabla10.A2" office:value-type="string">
            <text:p text:style-name="P116">0,01263896100135753</text:p>
          </table:table-cell>
          <table:table-cell table:style-name="Tabla10.D2" table:number-rows-spanned="4" office:value-type="string">
            <text:p text:style-name="P116"/>
            <text:p text:style-name="P116"/>
            <text:p text:style-name="P116">0.025119576424206556</text:p>
          </table:table-cell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<text:s/>0,008141558999341214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0,011127955000119982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0,008124817002681084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C6" table:formula="ooow:sum&lt;C27:C30&gt;/4" office:value-type="float" office:value="0.010008323000875">
            <text:p text:style-name="P137">0,01001</text:p>
          </table:table-cell>
          <table:table-cell table:style-name="Tabla10.D31" office:value-type="string">
            <text:p text:style-name="P118"/>
          </table:table-cell>
        </table:table-row>
        <table:table-row table:style-name="Tabla10.23">
          <table:covered-table-cell/>
          <table:table-cell table:style-name="Tabla10.A2" table:number-rows-spanned="5" office:value-type="string">
            <text:p text:style-name="P97"/>
            <text:p text:style-name="P97"/>
            <text:p text:style-name="P97">8</text:p>
          </table:table-cell>
          <table:table-cell table:style-name="Tabla10.A2" office:value-type="string">
            <text:p text:style-name="P116">0,010826912002812605</text:p>
          </table:table-cell>
          <table:table-cell table:style-name="Tabla10.D2" table:number-rows-spanned="4" office:value-type="string">
            <text:p text:style-name="P116"/>
            <text:p text:style-name="P116"/>
            <text:p text:style-name="P116">0.024179891252141514</text:p>
          </table:table-cell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0,0075313880006433465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0,01670276000004378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0,008193559002393158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C6" table:formula="ooow:sum&lt;C32:C35&gt;/4" office:value-type="float" office:value="0.0108136547514733">
            <text:p text:style-name="P137">0,01081</text:p>
          </table:table-cell>
          <table:table-cell table:style-name="Tabla10.D36" office:value-type="string">
            <text:p text:style-name="P118"/>
          </table:table-cell>
        </table:table-row>
        <table:table-row table:style-name="Tabla10.23">
          <table:covered-table-cell/>
          <table:table-cell table:style-name="Tabla10.A2" table:number-rows-spanned="5" office:value-type="string">
            <text:p text:style-name="P97"/>
            <text:p text:style-name="P97"/>
            <text:p text:style-name="P97">9</text:p>
          </table:table-cell>
          <table:table-cell table:style-name="Tabla10.A2" office:value-type="string">
            <text:p text:style-name="P116">0,021512090002943296</text:p>
          </table:table-cell>
          <table:table-cell table:style-name="Tabla10.D2" table:number-rows-spanned="4" office:value-type="string">
            <text:p text:style-name="P116"/>
            <text:p text:style-name="P116"/>
            <text:p text:style-name="P116">0.02419529915645732</text:p>
          </table:table-cell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0,008547215998987667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0,012316885000473121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0,008274938001704868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C6" table:formula="ooow:sum&lt;C37:C40&gt;/4" office:value-type="float" office:value="0.0126627822510273">
            <text:p text:style-name="P137">0,01266</text:p>
          </table:table-cell>
          <table:table-cell table:style-name="Tabla10.D41" office:value-type="string">
            <text:p text:style-name="P118"/>
          </table:table-cell>
        </table:table-row>
        <table:table-row table:style-name="Tabla10.23">
          <table:covered-table-cell/>
          <table:table-cell table:style-name="Tabla10.A2" table:number-rows-spanned="5" office:value-type="string">
            <text:p text:style-name="P99"/>
            <text:p text:style-name="P99"/>
            <text:p text:style-name="P99">10</text:p>
          </table:table-cell>
          <table:table-cell table:style-name="Tabla10.A2" office:value-type="string">
            <text:p text:style-name="P116">0,008790949999820441</text:p>
          </table:table-cell>
          <table:table-cell table:style-name="Tabla10.D2" table:number-rows-spanned="4" office:value-type="string">
            <text:p text:style-name="P116"/>
            <text:p text:style-name="P116"/>
            <text:p text:style-name="P116">0.021618617224626498</text:p>
          </table:table-cell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0,029100461997586535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0,012235097001394024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0,02609001200107741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C6" table:formula="ooow:sum&lt;C42:C45&gt;/4" office:value-type="float" office:value="0.0190541302499698">
            <text:p text:style-name="P137">0,01905</text:p>
          </table:table-cell>
          <table:table-cell table:style-name="Tabla10.D46" office:value-type="string">
            <text:p text:style-name="P118"/>
          </table:table-cell>
        </table:table-row>
        <table:table-row table:style-name="Tabla10.23">
          <table:covered-table-cell/>
          <table:table-cell table:style-name="Tabla10.A2" table:number-rows-spanned="5" office:value-type="string">
            <text:p text:style-name="P99"/>
            <text:p text:style-name="P99"/>
            <text:p text:style-name="P99">11</text:p>
          </table:table-cell>
          <table:table-cell table:style-name="Tabla10.A2" office:value-type="string">
            <text:p text:style-name="P116">0,0087910539987206</text:p>
          </table:table-cell>
          <table:table-cell table:style-name="Tabla10.D2" table:number-rows-spanned="4" office:value-type="string">
            <text:p text:style-name="P116"/>
            <text:p text:style-name="P116"/>
            <text:p text:style-name="P116">0.022083676996396007</text:p>
          </table:table-cell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<text:s/>0,008160003999364562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0,013882237999496283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A2" office:value-type="string">
            <text:p text:style-name="P116">0,008571496000513434</text:p>
          </table:table-cell>
          <table:covered-table-cell/>
        </table:table-row>
        <table:table-row table:style-name="Tabla10.23">
          <table:covered-table-cell/>
          <table:covered-table-cell/>
          <table:table-cell table:style-name="Tabla10.C6" table:formula="ooow:sum&lt;C47:C50&gt;/4" office:value-type="float" office:value="0.00985119799952375">
            <text:p text:style-name="P137">0,00985</text:p>
          </table:table-cell>
          <table:table-cell table:style-name="Tabla10.D51" office:value-type="string">
            <text:p text:style-name="P118"/>
          </table:table-cell>
        </table:table-row>
      </table:table>
      <text:p text:style-name="P94"/>
      <text:p text:style-name="P95"/>
      <text:p text:style-name="P95"><text:span text:style-name="T17"/></text:p>
      <text:p text:style-name="P95"><text:span text:style-name="T17"/></text:p>
      <text:p text:style-name="P95"><text:span text:style-name="T17"/></text:p>
      <text:p text:style-name="P95"><text:span text:style-name="T17"/></text:p>
      <text:p text:style-name="P95"><text:span text:style-name="T17"/></text:p>
      <text:p text:style-name="P95"><text:span text:style-name="T17"/></text:p>
      <text:p text:style-name="P95"><text:span text:style-name="T17"/></text:p>
      <text:p text:style-name="P95"/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9:46:44.741692713</meta:creation-date>
    <dc:date>2020-02-05T16:53:25.981075816</dc:date>
    <meta:editing-duration>PT18H47M8S</meta:editing-duration>
    <meta:editing-cycles>21</meta:editing-cycles>
    <meta:generator>LibreOffice/6.0.7.3$Linux_X86_64 LibreOffice_project/00m0$Build-3</meta:generator>
    <meta:document-statistic meta:table-count="10" meta:image-count="0" meta:object-count="0" meta:page-count="6" meta:paragraph-count="231" meta:word-count="399" meta:character-count="3684" meta:non-whitespace-character-count="3481"/>
  </office:meta>
</office:document-meta>
</file>